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table:style-name="ce4"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6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table:style-name="ce4"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table:style-name="ce4"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table:style-name="ce4"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6" office:value-type="date" office:date-value="2014-05-16">
            <text:p>05/16/14</text:p>
          </table:table-cell>
          <table:table-cell table:style-name="ce4"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table:style-name="ce4"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6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6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 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table:style-name="ce4" office:value-type="string">
            <text:p>10:32-10:50</text:p>
          </table:table-cell>
          <table:table-cell office:value-type="string">
            <text:p>1 hr 21 min</text:p>
          </table:table-cell>
          <table:table-cell table:number-columns-repeated="1020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6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9T12:59:18</dc:date>
    <meta:generator>LibreOffice/3.5$Linux_X86_64 LibreOffice_project/350m1$Build-2</meta:generator>
    <meta:editing-duration>P9DT21H13M3S</meta:editing-duration>
    <meta:editing-cycles>469</meta:editing-cycles>
    <meta:document-statistic meta:table-count="1" meta:cell-count="8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